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Endnote">
      <style:text-properties officeooo:rsid="00187166" officeooo:paragraph-rsid="00187166"/>
    </style:style>
    <style:style style:name="P2" style:family="paragraph" style:parent-style-name="Endnote">
      <style:text-properties officeooo:rsid="0019accf" officeooo:paragraph-rsid="0019accf"/>
    </style:style>
    <style:style style:name="P3" style:family="paragraph" style:parent-style-name="First_20_line_20_indent">
      <style:text-properties officeooo:rsid="0013449f" officeooo:paragraph-rsid="0013449f"/>
    </style:style>
    <style:style style:name="P4" style:family="paragraph" style:parent-style-name="Endnote">
      <style:text-properties officeooo:rsid="00187166" officeooo:paragraph-rsid="00187166"/>
    </style:style>
    <style:style style:name="P5" style:family="paragraph" style:parent-style-name="Endnote">
      <style:text-properties officeooo:rsid="0019accf" officeooo:paragraph-rsid="0019accf"/>
    </style:style>
    <style:style style:name="P6" style:family="paragraph" style:parent-style-name="First_20_line_20_indent">
      <style:text-properties officeooo:rsid="001a5944" officeooo:paragraph-rsid="001a5944"/>
    </style:style>
    <style:style style:name="T1" style:family="text">
      <style:text-properties officeooo:rsid="0013449f"/>
    </style:style>
    <style:style style:name="T2" style:family="text">
      <style:text-properties officeooo:rsid="001584f4"/>
    </style:style>
    <style:style style:name="T3" style:family="text">
      <style:text-properties officeooo:rsid="0019b1a9"/>
    </style:style>
    <style:style style:name="T4" style:family="text">
      <style:text-properties officeooo:rsid="001a5944"/>
    </style:style>
    <style:style style:name="T5" style:family="text">
      <style:text-properties officeooo:rsid="001ada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neric Template</text:p>
      <text:p text:style-name="Subtitle">Mark Ellis</text:p>
      <text:p text:style-name="Subtitle">October 18, 2020</text:p>
      <text:p text:style-name="Subtitle">1.00</text:p>
      <text:h text:style-name="Heading_20_1" text:outline-level="1">1. Introduction</text:h>
      <text:p text:style-name="First_20_line_20_indent">Let’s get introduced to whatever’s about to happen. <text:span text:style-name="T1">We don’t exactly know what’s going to happen, but we can more or less fake it if we don’t care too much about where we’re going to end up. Right? This being a template, it’s easy not to care. This might as well be Latin.</text:span></text:p>
      <text:p text:style-name="P3">The authors would like to thank their various assistants, their home academic institutions, and the foundations that supported the work<text:note text:id="ftn1" text:note-class="endnote"><text:note-citation>1</text:note-citation><text:note-body><text:p text:style-name="P1">Do you really think that this means anything?</text:p></text:note-body></text:note>. Yeah, that’ll happen. On the Internet<text:note text:id="ftn2" text:note-class="endnote"><text:note-citation>2</text:note-citation><text:note-body><text:p text:style-name="P2">There is an Internet, isn’t there?</text:p></text:note-body></text:note>, nobody knows you’re a derelict.</text:p>
      <text:h text:style-name="Heading_20_1" text:outline-level="1">2. Plan of attack</text:h>
      <text:h text:style-name="Heading_20_2" text:outline-level="2">2.1 Create a diversion</text:h>
      <text:p text:style-name="First_20_line_20_indent">The first thing we have to do in a situation like this is decide where the good stuff is most likely to have been hidden by the people who stole it. I’m serious, that’s what he was saying. <text:span text:style-name="T4">Maybe a program would help… Call it preformatted text.</text:span></text:p>
      <text:p text:style-name="Preformatted_20_Text">#include &lt;stdio.h&gt;</text:p>
      <text:p text:style-name="Preformatted_20_Text"/>
      <text:p text:style-name="Preformatted_20_Text">void main()</text:p>
      <text:p text:style-name="Preformatted_20_Text">{</text:p>
      <text:p text:style-name="Preformatted_20_Text"><text:s text:c="4"/>printf(“hey, man…”);</text:p>
      <text:p text:style-name="Preformatted_20_Text">}</text:p>
      <text:h text:style-name="Heading_20_2" text:outline-level="2">2.2 Fire all of the guns at once</text:h>
      <text:p text:style-name="First_20_line_20_indent">Wait a minute, who decided that this was going to involve guns? <text:span text:style-name="T2">I’m getting really tired of dribbling this drivel on the page for no obvious reason. I suppose there ought to be one more paragraph here to make thin</text:span><text:span text:style-name="T3">g</text:span><text:span text:style-name="T2">s look cute.</text:span></text:p>
      <text:p text:style-name="First_20_line_20_indent">This is the other paragraph that fits under this heading. It’s not a very meaningful paragraph, and to be honest it might as well not even be here, but I’m not the one who decides these things. Oh, wait, I guess I am. Funny how these things work out.</text:p>
      <text:p text:style-name="P6">What I said earlier was something like this:</text:p>
      <text:p text:style-name="Quotations"><text:soft-page-break/>The authors would like to thank their various assistants, their home academic institutions, and the foundations that supported the work. Yeah, that’ll happen. On the Internet, nobody knows you’re a derelict.</text:p>
      <text:p text:style-name="P6">Or words to that effect… <text:span text:style-name="T5">We use the “quotations” style for this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scription" style:family="paragraph" style:parent-style-name="Addressee">
      <style:text-properties style:font-name="DejaVu Sans" fo:font-family="'DejaVu Sans'" style:font-family-generic="swiss" style:font-pitch="variable" fo:font-size="14pt" style:font-size-asian="14pt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List" style:class="text">
      <style:paragraph-properties fo:margin-left="0.1965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22:28:01.991000000</meta:creation-date>
    <dc:date>2020-10-21T01:10:30.380000000</dc:date>
    <meta:editing-duration>PT44M4S</meta:editing-duration>
    <meta:editing-cycles>8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23" meta:word-count="321" meta:character-count="1781" meta:non-whitespace-character-count="1479"/>
  </office:meta>
</office:document-meta>
</file>